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5pt" style:text-underline-style="solid" style:text-underline-width="auto" style:text-underline-color="font-color" fo:font-weight="bold" officeooo:rsid="001cf649" officeooo:paragraph-rsid="001cf649" style:font-size-asian="21.8500003814697pt" style:font-weight-asian="bold" style:font-size-complex="2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f649" officeooo:paragraph-rsid="001cf64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f649" officeooo:paragraph-rsid="002256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21e2" officeooo:paragraph-rsid="001e21e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cf649" officeooo:paragraph-rsid="001cf64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e21e2" officeooo:paragraph-rsid="001e21e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cf649" officeooo:paragraph-rsid="001cf649" style:font-size-asian="10.5pt" style:font-weight-asian="normal" style:font-size-complex="12pt" style:font-weight-complex="normal"/>
    </style:style>
    <style:style style:name="T1" style:family="text">
      <style:text-properties officeooo:rsid="001e21e2"/>
    </style:style>
    <style:style style:name="T2" style:family="text">
      <style:text-properties officeooo:rsid="0020218c"/>
    </style:style>
    <style:style style:name="T3" style:family="text">
      <style:text-properties officeooo:rsid="0021164d"/>
    </style:style>
    <style:style style:name="T4" style:family="text">
      <style:text-properties officeooo:rsid="0022457f"/>
    </style:style>
    <style:style style:name="T5" style:family="text">
      <style:text-properties officeooo:rsid="002256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flichtenheft – Schach</text:p>
      <text:p text:style-name="P6"/>
      <text:p text:style-name="P6"/>
      <text:p text:style-name="P6">Produktübersicht:</text:p>
      <text:p text:style-name="P3"/>
      <text:p text:style-name="P3">Ziel des Programms ist es ein vollständiges und regelkonformes Schachspiel, für zwei lokale Spieler, zu ermöglichen, mit dementsprechender Gewinnauswertung.</text:p>
      <text:p text:style-name="P3"/>
      <text:p text:style-name="P6">Produkteinsatz:</text:p>
      <text:p text:style-name="P6"/>
      <text:p text:style-name="P3">Dieses Projekt dient der Unterhaltung jeglicher Altersgruppen, die kein Schachfeld besitzen, aber dennoch das Verlangen nach einer Partie Schach haben.</text:p>
      <text:p text:style-name="P6"/>
      <text:p text:style-name="P6">a) Anwendungsbereiche:</text:p>
      <text:p text:style-name="P6"/>
      <text:p text:style-name="P3">Das Programm bietet ein lokales Spielen für zwei Spieler.</text:p>
      <text:p text:style-name="P3"/>
      <text:p text:style-name="P6">b) Zielgruppe:</text:p>
      <text:p text:style-name="P3"/>
      <text:p text:style-name="P3">Das Spiel ist für alle Personen, die des Schaches mächtig sind <text:span text:style-name="T5">und einigermaßen gut spielen können</text:span>.</text:p>
      <text:p text:style-name="P3"/>
      <text:p text:style-name="P6">c) Betriebsbedingungen:</text:p>
      <text:p text:style-name="P3"/>
      <text:p text:style-name="P3">Die maximale und minimale Nutzeranzahl ist auf zwei Personen beschränkt. Grundsätzlich soll dieses Programm auf jeglichen Betriebssystemen funktionieren, welche die <text:span text:style-name="T5">die Programmiersprache Java</text:span> unterstützen. Da dieses Spiel ausschließlich offline verfügbar sein soll, muss es dementsprechend 24/7 verfügbar sein.</text:p>
      <text:p text:style-name="P3"/>
      <text:p text:style-name="P6">Zielbestimmung:</text:p>
      <text:p text:style-name="P3"/>
      <text:p text:style-name="P6">a) Musskriterien:</text:p>
      <text:p text:style-name="P3"/>
      <text:p text:style-name="P8">Homescreen:</text:p>
      <text:p text:style-name="P8"/>
      <text:p text:style-name="P3">- Auswahl folgender Sprachen: Deutsch, Russisch, Englisch, Französisch</text:p>
      <text:p text:style-name="P3">- Auswahl der Namen</text:p>
      <text:p text:style-name="P3"/>
      <text:p text:style-name="P8">Spiel:</text:p>
      <text:p text:style-name="P3"/>
      <text:p text:style-name="P3">- graphische Anzeige des Spielfeldes</text:p>
      <text:p text:style-name="P3">- befolgt allen Regeln des Schachspiels</text:p>
      <text:p text:style-name="P3">- Erkennung möglicher Züge der angeklickten Figur</text:p>
      <text:p text:style-name="P4">- Erkennung von Schach <text:span text:style-name="T5">(nur wenn man durch den Gegner angegriffen wird und nicht selbstverschuldet im Schach steht)</text:span></text:p>
      <text:p text:style-name="P4">- <text:span text:style-name="T5">Erkennung von </text:span>Schach-Matt</text:p>
      <text:p text:style-name="P4"><text:span text:style-name="T2">- </text:span><text:span text:style-name="T5">Erkennung von</text:span><text:span text:style-name="T2"> Patt</text:span></text:p>
      <text:p text:style-name="P3">- lokales Schachspiel</text:p>
      <text:p text:style-name="P3"><text:soft-page-break/>- Anzeige, wer dran ist</text:p>
      <text:p text:style-name="P3"/>
      <text:p text:style-name="P8">Schluss:</text:p>
      <text:p text:style-name="P3"/>
      <text:p text:style-name="P3">- Siegerscreen</text:p>
      <text:p text:style-name="P3">- Restart-Button</text:p>
      <text:p text:style-name="P3">- Back-to-Home-Button</text:p>
      <text:p text:style-name="P3"/>
      <text:p text:style-name="P6">b) Wunschkriterien:</text:p>
      <text:p text:style-name="P6"/>
      <text:p text:style-name="P3">- Das Feld könnte sich entsprechend der Person, welche am Zug ist, drehen.</text:p>
      <text:p text:style-name="P3">- Bewertung des Spiels anhand der Figuren, die sich auf dem Feld derzeit befinden.</text:p>
      <text:p text:style-name="P3"/>
      <text:p text:style-name="P6">c) Abgrenzungskriterien:</text:p>
      <text:p text:style-name="P3"/>
      <text:p text:style-name="P3">- Das Spiel soll keinen Schach-Bot beinhalten</text:p>
      <text:p text:style-name="P3">- Das Spiel soll keine zeitlichen Begrenzungen angeben</text:p>
      <text:p text:style-name="P3">- Das Programm soll keine Schnittstellen zu anderen Programmen bieten</text:p>
      <text:p text:style-name="P3">- <text:span text:style-name="T5">Das Programm soll keine Zukunftsvorhersagung, im Bezug auf eine Schach-Situation bei einem eigenem ineffektivem Schritt, geben.</text:span></text:p>
      <text:p text:style-name="P3">- <text:span text:style-name="T5">Das Spiel soll keine Anfängerhilfe beinhalten, in der nur die Figuren bewegbar sind, welche einen aus dem Schach befreien können.</text:span></text:p>
      <text:p text:style-name="P3"/>
      <text:p text:style-name="P6">Produktfunktionen:</text:p>
      <text:p text:style-name="P6"/>
      <text:p text:style-name="P3">- Spieler <text:span text:style-name="T1">entsprechend der Farbe</text:span> benennen</text:p>
      <text:p text:style-name="P3">- <text:span text:style-name="T1">Spiel starten</text:span></text:p>
      <text:p text:style-name="P3">- <text:span text:style-name="T1">Spiel neu starten</text:span></text:p>
      <text:p text:style-name="P3">- <text:span text:style-name="T1">Während des Spiels zurück zum Homescreen</text:span></text:p>
      <text:p text:style-name="P3">- <text:span text:style-name="T1">Ermittlung von Schach, Schach-Matt </text:span><text:span text:style-name="T3">und Patt</text:span></text:p>
      <text:p text:style-name="P3">- <text:span text:style-name="T1">Gewinnerscreen mit Möglichkeit das Spiel neu zu starten und zurück zum Homescreen zu kommen</text:span></text:p>
      <text:p text:style-name="P3">- <text:span text:style-name="T1">Anzeige der möglichen Züge, wenn man eine Figur angeklickt hat</text:span></text:p>
      <text:p text:style-name="P3"/>
      <text:p text:style-name="P7">Qualitätsanforderungen:</text:p>
      <text:p text:style-name="P7"/>
      <text:p text:style-name="P5">Funktionalität: <text:tab/>sehr gut</text:p>
      <text:p text:style-name="P5">Zuverlässigkeit:<text:tab/>gut – sehr gut</text:p>
      <text:p text:style-name="P5">Benutzbarkeit:<text:tab/><text:span text:style-name="T4">normal</text:span> – gut</text:p>
      <text:p text:style-name="P5">Effizienz:<text:tab/><text:tab/>normal – gut</text:p>
      <text:p text:style-name="P5">Übertragbarkeit:<text:tab/>normal (Quellcode erhalten und dementsprechend ausführen)</text:p>
      <text:p text:style-name="P3"/>
      <text:p text:style-name="P6">Benutzeroberfläche:</text:p>
      <text:p text:style-name="P6"/>
      <text:p text:style-name="P3">//<text:span text:style-name="T1">Hier muss das Bild vom fertigen Programm rei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8:33:35.868000000</meta:creation-date>
    <dc:date>2024-05-26T18:51:58.028000000</dc:date>
    <meta:editing-duration>PT2H42M52S</meta:editing-duration>
    <meta:editing-cycles>7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54" meta:word-count="366" meta:character-count="2648" meta:non-whitespace-character-count="2330"/>
  </office:meta>
</office:document-meta>
</file>